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9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figured(x)</text:p>
          </table:table-cell>
          <table:table-cell table:style-name="Table1.A1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9" office:value-type="string">
            <text:p text:style-name="P3">Prone</text:p>
          </table:table-cell>
          <table:table-cell table:style-name="Table1.A19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9" office:value-type="string">
            <text:p text:style-name="P3">Sickened(x)</text:p>
          </table:table-cell>
          <table:table-cell table:style-name="Table1.A19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unned(x)</text:p>
          </table:table-cell>
          <table:table-cell table:style-name="Table1.A1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4</meta:editing-cycles>
    <meta:creation-date>2017-07-01T17:07:00</meta:creation-date>
    <dc:date>2017-07-12T21:11:01.02</dc:date>
    <meta:editing-duration>PT12M45S</meta:editing-duration>
    <meta:generator>OpenOffice/4.1.3$Win32 OpenOffice.org_project/413m1$Build-9783</meta:generator>
    <meta:document-statistic meta:table-count="1" meta:image-count="0" meta:object-count="0" meta:page-count="2" meta:paragraph-count="52" meta:word-count="783" meta:character-count="41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